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253cm" fo:margin-left="-0.15cm" table:align="left" style:writing-mode="lr-tb"/>
    </style:style>
    <style:style style:name="Table1.A" style:family="table-column">
      <style:table-column-properties style:column-width="1.36cm"/>
    </style:style>
    <style:style style:name="Table1.B" style:family="table-column">
      <style:table-column-properties style:column-width="3.782cm"/>
    </style:style>
    <style:style style:name="Table1.C" style:family="table-column">
      <style:table-column-properties style:column-width="0.138cm"/>
    </style:style>
    <style:style style:name="Table1.D" style:family="table-column">
      <style:table-column-properties style:column-width="1.358cm"/>
    </style:style>
    <style:style style:name="Table1.E" style:family="table-column">
      <style:table-column-properties style:column-width="4.637cm"/>
    </style:style>
    <style:style style:name="Table1.G" style:family="table-column">
      <style:table-column-properties style:column-width="1.834cm"/>
    </style:style>
    <style:style style:name="Table1.H" style:family="table-column">
      <style:table-column-properties style:column-width="5.002cm"/>
    </style:style>
    <style:style style:name="Table1.1" style:family="table-row">
      <style:table-row-properties style:min-row-height="0.196cm" style:keep-together="true" fo:keep-together="auto"/>
    </style:style>
    <style:style style:name="Table1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le1.C1" style:family="table-cell">
      <style:table-cell-properties fo:padding-left="0.15cm" fo:padding-right="0.15cm" fo:padding-top="0.101cm" fo:padding-bottom="0.101cm" fo:border-left="0.018cm solid #00000a" fo:border-right="0.018cm solid #00000a" fo:border-top="none" fo:border-bottom="none"/>
    </style:style>
    <style:style style:name="Table1.2" style:family="table-row">
      <style:table-row-properties style:min-row-height="5.233cm" style:keep-together="true" fo:keep-together="auto"/>
    </style:style>
    <style:style style:name="Table1.A2" style:family="table-cell">
      <style:table-cell-properties fo:padding-left="0.15cm" fo:padding-right="0.15cm" fo:padding-top="0.101cm" fo:padding-bottom="0.101cm" fo:border="0.018cm solid #00000a"/>
    </style:style>
    <style:style style:name="Table1.C2" style:family="table-cell">
      <style:table-cell-properties style:vertical-align="middle" fo:padding-left="0.15cm" fo:padding-right="0.15cm" fo:padding-top="0.101cm" fo:padding-bottom="0.101cm" fo:border-left="0.018cm solid #00000a" fo:border-right="0.018cm solid #00000a" fo:border-top="none" fo:border-bottom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 style:list-style-name="WWNum30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 fo:text-align="center" style:justify-single-word="false"/>
    </style:style>
    <style:style style:name="P5" style:family="paragraph" style:parent-style-name="Standard">
      <style:paragraph-properties fo:margin-top="0cm" fo:margin-bottom="0cm" fo:line-height="100%"/>
      <style:text-properties fo:language="en" fo:country="US" fo:font-weight="bold" style:font-weight-asian="bold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 fo:font-weight="bold" style:font-weight-asian="bold"/>
    </style:style>
    <style:style style:name="P7" style:family="paragraph" style:parent-style-name="Standard">
      <style:paragraph-properties fo:margin-top="0cm" fo:margin-bottom="0cm" fo:line-height="100%"/>
      <style:text-properties style:font-name="Consolas" fo:language="en" fo:country="US" style:font-name-complex="Consolas1"/>
    </style:style>
    <style:style style:name="P8" style:family="paragraph" style:parent-style-name="Standard">
      <style:paragraph-properties fo:margin-top="0cm" fo:margin-bottom="0cm" fo:line-height="100%"/>
      <style:text-properties style:font-name="Calibri" fo:font-size="12pt" fo:language="en" fo:country="US" fo:font-weight="bold" style:font-name-asian="MS Mincho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left="0cm" fo:margin-right="-0.097cm" fo:margin-top="0cm" fo:margin-bottom="0cm" fo:line-height="100%" fo:text-indent="0cm" style:auto-text-indent="false"/>
    </style:style>
    <style:style style:name="P10" style:family="paragraph" style:parent-style-name="List_20_Paragraph" style:list-style-name="WWNum32"/>
    <style:style style:name="P11" style:family="paragraph" style:parent-style-name="Heading_20_1" style:master-page-name="Standard">
      <style:paragraph-properties fo:text-align="center" style:justify-single-word="false" style:page-number="auto"/>
    </style:style>
    <style:style style:name="P12" style:family="paragraph" style:parent-style-name="Header">
      <style:paragraph-properties fo:margin-left="0cm" fo:margin-right="0cm" fo:text-indent="-2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language-asian="ja" style:country-asian="JP" style:font-weight-asian="bold"/>
    </style:style>
    <style:style style:name="T4" style:family="text">
      <style:text-properties fo:language="en" fo:country="US" style:font-name-asian="MS Mincho"/>
    </style:style>
    <style:style style:name="T5" style:family="text">
      <style:text-properties fo:language="en" fo:country="US" style:language-asian="ja" style:country-asian="JP"/>
    </style:style>
    <style:style style:name="T6" style:family="text">
      <style:text-properties style:language-asian="ja" style:country-asian="JP"/>
    </style:style>
    <style:style style:name="T7" style:family="text">
      <style:text-properties style:font-name="Consolas" style:font-name-complex="Consolas1"/>
    </style:style>
    <style:style style:name="T8" style:family="text">
      <style:text-properties style:font-name="Consolas" fo:language="en" fo:country="US" style:font-name-complex="Consola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1">Problem 3 – Star</text:span></text:h>
      <text:p text:style-name="P1"><text:bookmark text:name="_GoBack"/><text:span text:style-name="T1">You will be given an integer </text:span><text:span text:style-name="T2">N</text:span><text:span text:style-name="T1">. Your task is to </text:span><text:span text:style-name="T2">draw a star on the console</text:span><text:span text:style-name="T1">. The </text:span><text:span text:style-name="T2">width</text:span><text:span text:style-name="T1"> of the star is </text:span><text:span text:style-name="T2">(2*N+1). </text:span><text:span text:style-name="T1">The </text:span><text:span text:style-name="T2">height</text:span><text:span text:style-name="T1"> of the star is</text:span><text:span text:style-name="T2"> (N*2 - (N/2-1))</text:span><text:span text:style-name="T1">. The </text:span><text:span text:style-name="T2">top</text:span><text:span text:style-name="T1"> and the </text:span><text:span text:style-name="T2">middle </text:span><text:span text:style-name="T1">part </text:span><text:span text:style-name="T2">height </text:span><text:span text:style-name="T1">is exactly </text:span><text:span text:style-name="T2">(N/2)</text:span><text:span text:style-name="T1">.</text:span><text:span text:style-name="T2"> </text:span><text:span text:style-name="T1">The height of the legs is </text:span><text:span text:style-name="T2">(N/2+1). </text:span><text:span text:style-name="T1">Check the examples below to understand your task better.</text:span></text:p>
      <text:h text:style-name="Heading_20_2" text:outline-level="2">Input</text:h>
      <text:p text:style-name="Standard"><text:span text:style-name="T1">The input data is read from the console. The number </text:span><text:span text:style-name="T2">N </text:span><text:span text:style-name="T1">stays alone at the first line. The input data will always be valid and in the format described. There is no need to check it explicitly.</text:span></text:p>
      <text:h text:style-name="Heading_20_2" text:outline-level="2"><text:span text:style-name="T6">Output</text:span></text:h>
      <text:list xml:id="list3431805063343794500" text:style-name="WWNum32">
        <text:list-item>
          <text:p text:style-name="P10"><text:span text:style-name="T1">The output data must be printed on the console.</text:span></text:p>
        </text:list-item>
        <text:list-item>
          <text:p text:style-name="P10"><text:span text:style-name="T5">You must print at the console a star of size </text:span><text:span text:style-name="T3">N</text:span><text:span text:style-name="T5"> following the formulas above and the examples below.</text:span></text:p>
        </text:list-item>
      </text:list>
      <text:h text:style-name="Heading_20_2" text:outline-level="2">Constraints</text:h>
      <text:list xml:id="list485326481120908868" text:style-name="WWNum30">
        <text:list-item>
          <text:p text:style-name="P3"><text:span text:style-name="T3">N</text:span><text:span text:style-name="T5"> will be a number between </text:span><text:span text:style-name="T3">6 </text:span><text:span text:style-name="T5">and</text:span><text:span text:style-name="T1"> </text:span><text:span text:style-name="T2">36 </text:span><text:span text:style-name="T1">and will be </text:span><text:span text:style-name="T2">an even number</text:span><text:span text:style-name="T1">.</text:span></text:p>
        </text:list-item>
        <text:list-item>
          <text:p text:style-name="P3"><text:span text:style-name="T5">Allowed working time: 0.2 seconds. Allowed memory: 16</text:span><text:span text:style-name="T1"> MB.</text:span></text:p>
        </text:list-item>
      </text:list>
      <text:h text:style-name="Heading_20_2" text:outline-level="2">Exampl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4"><text:span text:style-name="T2">Input</text:span></text:p>
          </table:table-cell>
          <table:table-cell table:style-name="Table1.A1" office:value-type="string">
            <text:p text:style-name="P4"><text:span text:style-name="T2">Output</text:span></text:p>
          </table:table-cell>
          <table:table-cell table:style-name="Table1.C1" table:number-rows-spanned="2" office:value-type="string">
            <text:p text:style-name="P5"/>
          </table:table-cell>
          <table:table-cell table:style-name="Table1.A1" office:value-type="string">
            <text:p text:style-name="P4"><text:span text:style-name="T2">Input</text:span></text:p>
          </table:table-cell>
          <table:table-cell table:style-name="Table1.A1" office:value-type="string">
            <text:p text:style-name="P4"><text:span text:style-name="T2">Output</text:span></text:p>
          </table:table-cell>
          <table:table-cell table:style-name="Table1.C1" office:value-type="string">
            <text:p text:style-name="P6"/>
          </table:table-cell>
          <table:table-cell table:style-name="Table1.A1" office:value-type="string">
            <text:p text:style-name="P4"><text:span text:style-name="T2">Input</text:span></text:p>
          </table:table-cell>
          <table:table-cell table:style-name="Table1.A1" office:value-type="string">
            <text:p text:style-name="P4"><text:span text:style-name="T2">Output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7">6</text:span></text:p>
          </table:table-cell>
          <table:table-cell table:style-name="Table1.A2" office:value-type="string">
            <text:p text:style-name="P2"><text:span text:style-name="T8">......*......0</text:span></text:p>
            <text:p text:style-name="P2"><text:span text:style-name="T8">.....*.*.....1</text:span></text:p>
            <text:p text:style-name="P2"><text:span text:style-name="T8">....*...*....2</text:span></text:p>
            <text:p text:style-name="P2"><text:span text:style-name="T8">****.....****3</text:span></text:p>
            <text:p text:style-name="P2"><text:span text:style-name="T8">.*.........*.4</text:span></text:p>
            <text:p text:style-name="P2"><text:span text:style-name="T8">..*.......*..5</text:span></text:p>
            <text:p text:style-name="P2"><text:span text:style-name="T8">...*..*..*...6</text:span></text:p>
            <text:p text:style-name="P2"><text:span text:style-name="T8">..*..*.*..*..7</text:span></text:p>
            <text:p text:style-name="P2"><text:span text:style-name="T8">.*..*...*..*.8</text:span></text:p>
            <text:p text:style-name="P9"><text:span text:style-name="T8">****.....****9</text:span></text:p>
            <text:p text:style-name="P7"/>
          </table:table-cell>
          <table:covered-table-cell/>
          <table:table-cell table:style-name="Table1.A2" office:value-type="string">
            <text:p text:style-name="P2"><text:span text:style-name="T8">8</text:span></text:p>
          </table:table-cell>
          <table:table-cell table:style-name="Table1.A2" office:value-type="string">
            <text:p text:style-name="P2"><text:span text:style-name="T8">........*........0</text:span></text:p>
            <text:p text:style-name="P2"><text:span text:style-name="T8">.......*.*.......1</text:span></text:p>
            <text:p text:style-name="P2"><text:span text:style-name="T8">......*...*......2</text:span></text:p>
            <text:p text:style-name="P2"><text:span text:style-name="T8">.....*.....*.....3</text:span></text:p>
            <text:p text:style-name="P2"><text:span text:style-name="T8">*****.......*****4</text:span></text:p>
            <text:p text:style-name="P2"><text:span text:style-name="T8">.*.............*.5</text:span></text:p>
            <text:p text:style-name="P2"><text:span text:style-name="T8">..*...........*..6</text:span></text:p>
            <text:p text:style-name="P2"><text:span text:style-name="T8">...*.........*...7</text:span></text:p>
            <text:p text:style-name="P2"><text:span text:style-name="T8">....*...*...*....8</text:span></text:p>
            <text:p text:style-name="P2"><text:span text:style-name="T8">...*...*.*...*...9</text:span></text:p>
            <text:p text:style-name="P2"><text:span text:style-name="T8">..*...*...*...*..10</text:span></text:p>
            <text:p text:style-name="P2"><text:span text:style-name="T8">.*...*.....*...*.11</text:span></text:p>
            <text:p text:style-name="P2"><text:span text:style-name="T8">*****.......*****12</text:span></text:p>
          </table:table-cell>
          <table:table-cell table:style-name="Table1.C1" office:value-type="string">
            <text:p text:style-name="P7"/>
          </table:table-cell>
          <table:table-cell table:style-name="Table1.A2" office:value-type="string">
            <text:p text:style-name="P2"><text:span text:style-name="T7">10</text:span></text:p>
          </table:table-cell>
          <table:table-cell table:style-name="Table1.A2" office:value-type="string">
            <text:p text:style-name="P2"><text:span text:style-name="T8">..........*..........</text:span></text:p>
            <text:p text:style-name="P2"><text:span text:style-name="T8">.........*.*.........</text:span></text:p>
            <text:p text:style-name="P2"><text:span text:style-name="T8">........*...*........</text:span></text:p>
            <text:p text:style-name="P2"><text:span text:style-name="T8">.......*.....*.......</text:span></text:p>
            <text:p text:style-name="P2"><text:span text:style-name="T8">......*.......*......</text:span></text:p>
            <text:p text:style-name="P2"><text:span text:style-name="T8">******.........******</text:span></text:p>
            <text:p text:style-name="P2"><text:span text:style-name="T8">.*.................*.</text:span></text:p>
            <text:p text:style-name="P2"><text:span text:style-name="T8">..*...............*..</text:span></text:p>
            <text:p text:style-name="P2"><text:span text:style-name="T8">...*.............*...</text:span></text:p>
            <text:p text:style-name="P2"><text:span text:style-name="T8">....*...........*....</text:span></text:p>
            <text:p text:style-name="P2"><text:span text:style-name="T8">.....*....*....*.....</text:span></text:p>
            <text:p text:style-name="P2"><text:span text:style-name="T8">....*....*.*....*....</text:span></text:p>
            <text:p text:style-name="P2"><text:span text:style-name="T8">...*....*...*....*...</text:span></text:p>
            <text:p text:style-name="P2"><text:span text:style-name="T8">..*....*.....*....*..</text:span></text:p>
            <text:p text:style-name="P2"><text:span text:style-name="T8">.*....*.......*....*.</text:span></text:p>
            <text:p text:style-name="P9"><text:span text:style-name="T8">******.........******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bg" fo:country="BG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212cm" fo:margin-bottom="0.106cm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12cm" fo:margin-bottom="0.141cm" fo:keep-together="always" fo:keep-with-next="always">
        <style:tab-stops>
          <style:tab-stop style:position="3.251cm"/>
        </style:tab-stops>
      </style:paragraph-properties>
      <style:text-properties fo:color="#7c380a" fo:font-size="18pt" fo:language="en" fo:country="US" fo:font-weight="bold" style:font-size-asian="18pt" style:font-weight-asian="bold" style:font-name-complex="F" style:font-size-complex="18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12cm" fo:margin-bottom="0.141cm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41cm" fo:margin-bottom="0.141cm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071cm" fo:margin-bottom="0cm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Code" style:family="paragraph" style:parent-style-name="Standard" style:default-outline-level="">
      <style:text-properties style:font-name="Consolas" fo:language="en" fo:country="US" fo:font-weight="bold" style:font-weight-asian="bold" style:font-name-complex="Consolas1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language="bg" fo:country="BG" fo:font-weight="bold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size-asian="18pt" style:font-weight-asian="bold" style:font-name-complex="F" style:font-size-complex="18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language="bg" fo:country="BG" fo:font-weight="bold" style:font-size-asian="16pt" style:font-weight-asian="bold" style:font-name-complex="F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language="bg" fo:country="BG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language="bg" fo:country="BG" fo:font-weight="bold" style:font-weight-asian="bold" style:font-name-complex="F"/>
    </style:style>
    <style:style style:name="List_20_Paragraph_20_Char" style:display-name="List Paragraph Char" style:family="text" style:parent-style-name="Default_20_Paragraph_20_Font">
      <style:text-properties fo:language="bg" fo:country="BG"/>
    </style:style>
    <style:style style:name="Code_20_Char" style:display-name="Code Char" style:family="text" style:parent-style-name="List_20_Paragraph_20_Char">
      <style:text-properties style:font-name="Consolas" fo:language="bg" fo:country="BG" fo:font-weight="bold" style:font-weight-asian="bold" style:font-name-complex="Consolas1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alib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735cm" fo:text-indent="-0.635cm" fo:margin-left="7.73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5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72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9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6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5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0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7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34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page-layout style:name="Mpm1">
      <style:page-layout-properties fo:page-width="21.001cm" fo:page-height="29.7cm" style:num-format="1" style:print-orientation="portrait" fo:margin-top="1cm" fo:margin-bottom="1.799cm" fo:margin-left="1.3cm" fo:margin-right="1.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# Basics - Exam</dc:title>
    <meta:initial-creator>Software University Foundation;Deyan Dachev</meta:initial-creator>
    <meta:keyword>C#</meta:keyword>
    <meta:keyword>C#</meta:keyword>
    <meta:keyword>Basics</meta:keyword>
    <meta:keyword>course</meta:keyword>
    <meta:keyword>Sofware</meta:keyword>
    <meta:keyword>University</meta:keyword>
    <meta:keyword>SoftUni</meta:keyword>
    <meta:keyword>programming</meta:keyword>
    <meta:keyword>software</meta:keyword>
    <meta:keyword>development</meta:keyword>
    <meta:keyword>education</meta:keyword>
    <meta:keyword>training</meta:keyword>
    <dc:description>http://softuni.bg/courses/csharp-basics/</dc:description>
    <dc:creator>Victoria Lambova</dc:creator>
    <meta:editing-cycles>202</meta:editing-cycles>
    <meta:print-date>2014-02-12T17:33:00</meta:print-date>
    <meta:creation-date>2013-11-06T13:04:00</meta:creation-date>
    <dc:date>2014-11-02T02:11:41.86</dc:date>
    <meta:generator>OpenOffice/4.0.1$Win32 OpenOffice.org_project/401m5$Build-9714</meta:generator>
    <meta:document-statistic meta:table-count="1" meta:image-count="0" meta:object-count="0" meta:page-count="1" meta:paragraph-count="59" meta:word-count="208" meta:character-count="1553"/>
    <meta:user-defined meta:name="AppVersion">15.0000</meta:user-defined>
    <meta:user-defined meta:name="Company">Software University Foundation - http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